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412" officeooo:paragraph-rsid="000874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t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09:39:53.960942089</meta:creation-date>
    <dc:date>2018-08-09T09:40:14.362230122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2.2$Linux_X86_64 LibreOffice_project/10m0$Build-2</meta:generator>
  </office:meta>
</office:document-meta>
</file>